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87cm"/>
    </style:style>
    <style:style style:name="co2" style:family="table-column">
      <style:table-column-properties fo:break-before="auto" style:column-width="9.121cm"/>
    </style:style>
    <style:style style:name="co3" style:family="table-column">
      <style:table-column-properties fo:break-before="auto" style:column-width="5.514cm"/>
    </style:style>
    <style:style style:name="co4" style:family="table-column">
      <style:table-column-properties fo:break-before="auto" style:column-width="10.389cm"/>
    </style:style>
    <style:style style:name="co5" style:family="table-column">
      <style:table-column-properties fo:break-before="auto" style:column-width="7.58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591cm" fo:break-before="auto" style:use-optimal-row-height="true"/>
    </style:style>
    <style:style style:name="ro2" style:family="table-row">
      <style:table-row-properties style:row-height="2.171cm" fo:break-before="auto" style:use-optimal-row-height="true"/>
    </style:style>
    <style:style style:name="ro3" style:family="table-row">
      <style:table-row-properties style:row-height="1.118cm" fo:break-before="auto" style:use-optimal-row-height="true"/>
    </style:style>
    <style:style style:name="ro4" style:family="table-row">
      <style:table-row-properties style:row-height="1.644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Arial1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style:font-name="Arial1" fo:font-size="12pt" style:font-size-asian="12pt" style:font-size-complex="12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2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Quantity</text:p>
          </table:table-cell>
          <table:table-cell table:style-name="ce1" office:value-type="string">
            <text:p>RefDe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Name / Size</text:p>
          </table:table-cell>
          <table:table-cell table:style-name="ce1" office:value-type="string">
            <text:p>Mouser Part #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1, C15, C17, C21, C38, C39</text:p>
          </table:table-cell>
          <table:table-cell office:value-type="string">
            <text:p>18p</text:p>
          </table:table-cell>
          <table:table-cell office:value-type="string">
            <text:p>C-USC0603</text:p>
          </table:table-cell>
          <table:table-cell office:value-type="string">
            <text:p>81-GRM185C1H180JA01J 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2, C8, C9, C10, C24</text:p>
          </table:table-cell>
          <table:table-cell office:value-type="string">
            <text:p>47uF</text:p>
          </table:table-cell>
          <table:table-cell office:value-type="string">
            <text:p>RCL_CPOL-USE2.5-6 (RCL_CPOL-US)</text:p>
          </table:table-cell>
          <table:table-cell office:value-type="string">
            <text:p>710-860010673012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3, C6, C11, C12, C13, C18, C30, C40</text:p>
          </table:table-cell>
          <table:table-cell office:value-type="string">
            <text:p>10u</text:p>
          </table:table-cell>
          <table:table-cell office:value-type="string">
            <text:p>CPOL-USA</text:p>
          </table:table-cell>
          <table:table-cell office:value-type="string">
            <text:p>710-860130673001</text:p>
          </table:table-cell>
          <table:table-cell table:number-columns-repeated="1019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C4, C5, C7, C14, C16, C20, C23, C25, C27, C28, C29, C32, C34, C35, C36, C37, C41, C42, C43, C44, C45, C46, C52, C53, C55, C60, C61, C62, C63</text:p>
          </table:table-cell>
          <table:table-cell office:value-type="string">
            <text:p>100n</text:p>
          </table:table-cell>
          <table:table-cell office:value-type="string">
            <text:p>C-USC0603</text:p>
          </table:table-cell>
          <table:table-cell office:value-type="string">
            <text:p>81-GRM188R71E104JA1J 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19, C54</text:p>
          </table:table-cell>
          <table:table-cell office:value-type="string">
            <text:p>1u</text:p>
          </table:table-cell>
          <table:table-cell office:value-type="string">
            <text:p>C-USC0603</text:p>
          </table:table-cell>
          <table:table-cell office:value-type="string">
            <text:p>81-GRM18R61A105KA61J 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22, C33</text:p>
          </table:table-cell>
          <table:table-cell office:value-type="string">
            <text:p>220p</text:p>
          </table:table-cell>
          <table:table-cell office:value-type="string">
            <text:p>C-USC0603</text:p>
          </table:table-cell>
          <table:table-cell office:value-type="string">
            <text:p>81-GRM185C1H221GA01D 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26, C31</text:p>
          </table:table-cell>
          <table:table-cell office:value-type="string">
            <text:p>2.2u</text:p>
          </table:table-cell>
          <table:table-cell office:value-type="string">
            <text:p>C-USC0805</text:p>
          </table:table-cell>
          <table:table-cell office:value-type="string">
            <text:p>810-C2012X5R1A225K-2 </text:p>
          </table:table-cell>
          <table:table-cell table:number-columns-repeated="1019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C47, C48, C49, C50, C51, C56, C57, C58, C59</text:p>
          </table:table-cell>
          <table:table-cell office:value-type="string">
            <text:p>1n</text:p>
          </table:table-cell>
          <table:table-cell office:value-type="string">
            <text:p>C-USC0603</text:p>
          </table:table-cell>
          <table:table-cell office:value-type="string">
            <text:p>81-GRM1885C1H102FA1J 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office:value-type="string">
            <text:p>5mm Round</text:p>
          </table:table-cell>
          <table:table-cell office:value-type="string">
            <text:p>LED-5R_Red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1, H2, H3, H4</text:p>
          </table:table-cell>
          <table:table-cell office:value-type="string">
            <text:p>Black Banana</text:p>
          </table:table-cell>
          <table:table-cell office:value-type="string">
            <text:p>Left Input, Right Input, Left Output, Right Output</text:p>
          </table:table-cell>
          <table:table-cell office:value-type="string">
            <text:p>530-108-0903-1</text:p>
          </table:table-cell>
          <table:table-cell table:number-columns-repeated="1019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H5, H6, H7, H8, H10, H11, H12, H13, H14</text:p>
          </table:table-cell>
          <table:table-cell office:value-type="string">
            <text:p>Blue Banana</text:p>
          </table:table-cell>
          <table:table-cell office:value-type="string">
            <text:p>Position CV, Size CV, Density CV, Texture CV, Dry/Wet CV, Spread CV, Feedback CV, Reverb CV, V/OCT</text:p>
          </table:table-cell>
          <table:table-cell office:value-type="string">
            <text:p>530-108-0910-1 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9, H15</text:p>
          </table:table-cell>
          <table:table-cell office:value-type="string">
            <text:p>Red Banana</text:p>
          </table:table-cell>
          <table:table-cell office:value-type="string">
            <text:p>Trig, Freeze</text:p>
          </table:table-cell>
          <table:table-cell office:value-type="string">
            <text:p>530-108-0902-1 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C1, IC7</text:p>
          </table:table-cell>
          <table:table-cell table:number-columns-repeated="2" office:value-type="string">
            <text:p>74HC595D</text:p>
          </table:table-cell>
          <table:table-cell table:style-name="ce3" office:value-type="string">
            <text:p>595-CD74HC595M 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C2, IC4, U1, U2, U3, U4</text:p>
          </table:table-cell>
          <table:table-cell table:number-columns-repeated="2" office:value-type="string">
            <text:p>TL072D</text:p>
          </table:table-cell>
          <table:table-cell office:value-type="string">
            <text:p>595-TL072CD 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C3</text:p>
          </table:table-cell>
          <table:table-cell table:number-columns-repeated="2" office:value-type="string">
            <text:p>WM8731</text:p>
          </table:table-cell>
          <table:table-cell office:value-type="string">
            <text:p>238-WM8731SEDS/V 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C5</text:p>
          </table:table-cell>
          <table:table-cell office:value-type="string">
            <text:p>STM32F405RGT6</text:p>
          </table:table-cell>
          <table:table-cell office:value-type="string">
            <text:p>STM32F20X</text:p>
          </table:table-cell>
          <table:table-cell office:value-type="string">
            <text:p>511-STM32F405RGT6 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C6, IC14</text:p>
          </table:table-cell>
          <table:table-cell office:value-type="string">
            <text:p>LM1117-3.3</text:p>
          </table:table-cell>
          <table:table-cell office:value-type="string">
            <text:p>REG1117</text:p>
          </table:table-cell>
          <table:table-cell office:value-type="string">
            <text:p>926-LM1117MPX3.3NOPB 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C8, IC10, IC11, IC12, IC13</text:p>
          </table:table-cell>
          <table:table-cell office:value-type="string">
            <text:p>MCP6002</text:p>
          </table:table-cell>
          <table:table-cell office:value-type="string">
            <text:p>SOIC08</text:p>
          </table:table-cell>
          <table:table-cell office:value-type="string">
            <text:p>579-MCP6002-I/SN 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C9</text:p>
          </table:table-cell>
          <table:table-cell office:value-type="string">
            <text:p>LM4040B10</text:p>
          </table:table-cell>
          <table:table-cell office:value-type="string">
            <text:p>LM4041B12DBZ</text:p>
          </table:table-cell>
          <table:table-cell office:value-type="string">
            <text:p>595-LM4040C10IDBZR </text:p>
          </table:table-cell>
          <table:table-cell table:number-columns-repeated="1019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/>
          <table:table-cell office:value-type="string">
            <text:p>Freeze Switch </text:p>
          </table:table-cell>
          <table:table-cell office:value-type="string">
            <text:p>C&amp;K Pushbutton: 611-8125-222, <text:s/>Dress Nut: 611-702501201, Red switch Cap: 611-801803000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/>
          <table:table-cell office:value-type="string">
            <text:p>MTA04-100 <text:s text:c="2"/>or similar (A-806 on Tayda) </text:p>
          </table:table-cell>
          <table:table-cell office:value-type="string">
            <text:p>571-6404544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P16</text:p>
          </table:table-cell>
          <table:table-cell table:number-columns-repeated="2" office:value-type="string">
            <text:p>M05X2MINIJTAG</text:p>
          </table:table-cell>
          <table:table-cell office:value-type="string">
            <text:p>649-221111-00010T4LF 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ED1, LED2, LED3, LED4</text:p>
          </table:table-cell>
          <table:table-cell office:value-type="string">
            <text:p>WP59EGW</text:p>
          </table:table-cell>
          <table:table-cell office:value-type="string">
            <text:p>LED-BICOLOR-THROUGHHOLE</text:p>
          </table:table-cell>
          <table:table-cell office:value-type="string">
            <text:p>WP59EGW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Q1</text:p>
          </table:table-cell>
          <table:table-cell office:value-type="string">
            <text:p>12.288MHz</text:p>
          </table:table-cell>
          <table:table-cell office:value-type="string">
            <text:p>TXC 7A crystal</text:p>
          </table:table-cell>
          <table:table-cell office:value-type="string">
            <text:p>717-7A-12.288MAAJ-T 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Q2</text:p>
          </table:table-cell>
          <table:table-cell office:value-type="string">
            <text:p>8MHz</text:p>
          </table:table-cell>
          <table:table-cell office:value-type="string">
            <text:p>TXC 7A crystal</text:p>
          </table:table-cell>
          <table:table-cell office:value-type="string">
            <text:p>717-7A-8.000MAAJ-T 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Q3, Q4</text:p>
          </table:table-cell>
          <table:table-cell office:value-type="string">
            <text:p>MMBT3904</text:p>
          </table:table-cell>
          <table:table-cell office:value-type="string">
            <text:p>MMBT3904LT1-NPN-SOT23-BEC</text:p>
          </table:table-cell>
          <table:table-cell office:value-type="string">
            <text:p>863-MMBT3904LT1G 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6, R12</text:p>
          </table:table-cell>
          <table:table-cell office:value-type="string">
            <text:p>1.0k</text:p>
          </table:table-cell>
          <table:table-cell office:value-type="string">
            <text:p>R-US_R0603</text:p>
          </table:table-cell>
          <table:table-cell office:value-type="string">
            <text:p>603-RC0603FR-071KL 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7, R9, R13, R15</text:p>
          </table:table-cell>
          <table:table-cell office:value-type="string">
            <text:p>39k</text:p>
          </table:table-cell>
          <table:table-cell office:value-type="string">
            <text:p>R-US_R0603</text:p>
          </table:table-cell>
          <table:table-cell office:value-type="string">
            <text:p>603-RC0603FR-0739KL 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8, R14, R18, R19, R32, R33</text:p>
          </table:table-cell>
          <table:table-cell office:value-type="string">
            <text:p>5.6k</text:p>
          </table:table-cell>
          <table:table-cell office:value-type="string">
            <text:p>R-US_R0603</text:p>
          </table:table-cell>
          <table:table-cell office:value-type="string">
            <text:p>603-RC0603FR-075K6L 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10, R11, R16</text:p>
          </table:table-cell>
          <table:table-cell office:value-type="string">
            <text:p>4.7r</text:p>
          </table:table-cell>
          <table:table-cell office:value-type="string">
            <text:p>R-US_R01206</text:p>
          </table:table-cell>
          <table:table-cell office:value-type="string">
            <text:p>603-RC1206JR-074R7L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17, R34</text:p>
          </table:table-cell>
          <table:table-cell office:value-type="string">
            <text:p>22k</text:p>
          </table:table-cell>
          <table:table-cell office:value-type="string">
            <text:p>R-US_R0603</text:p>
          </table:table-cell>
          <table:table-cell office:value-type="string">
            <text:p>603-RC0603FR-0722KL</text:p>
          </table:table-cell>
          <table:table-cell table:number-columns-repeated="1019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R20, R21, R22, R23, R27, R28, R29, R30, R77, R78</text:p>
          </table:table-cell>
          <table:table-cell office:value-type="string">
            <text:p>68r</text:p>
          </table:table-cell>
          <table:table-cell office:value-type="string">
            <text:p>R-US_R0603</text:p>
          </table:table-cell>
          <table:table-cell office:value-type="string">
            <text:p>603-RC0603FR-0768RL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24, R35</text:p>
          </table:table-cell>
          <table:table-cell office:value-type="string">
            <text:p>3.3k</text:p>
          </table:table-cell>
          <table:table-cell office:value-type="string">
            <text:p>R-US_R0603</text:p>
          </table:table-cell>
          <table:table-cell office:value-type="string">
            <text:p>603-RC0603FR-073K3L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25, R26</text:p>
          </table:table-cell>
          <table:table-cell office:value-type="string">
            <text:p>2.2k</text:p>
          </table:table-cell>
          <table:table-cell office:value-type="string">
            <text:p>R-US_R0603</text:p>
          </table:table-cell>
          <table:table-cell office:value-type="string">
            <text:p>603-RC0603FR-072K2L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31, R36, R37, R38</text:p>
          </table:table-cell>
          <table:table-cell office:value-type="string">
            <text:p>10k</text:p>
          </table:table-cell>
          <table:table-cell office:value-type="string">
            <text:p>R-US_R0603</text:p>
          </table:table-cell>
          <table:table-cell office:value-type="string">
            <text:p>603-RC0603FR-0710KL</text:p>
          </table:table-cell>
          <table:table-cell table:number-columns-repeated="1019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39, R40, R41, R42, R43, R44, R46, R47, R48, R51, R52, R53, R57, R61, R64, R67, R68, R71, R76, R79, R80, R81, R82, R83, R84, R85, R86</text:p>
          </table:table-cell>
          <table:table-cell office:value-type="string">
            <text:p>100k</text:p>
          </table:table-cell>
          <table:table-cell office:value-type="string">
            <text:p>R-US_R0603</text:p>
          </table:table-cell>
          <table:table-cell office:value-type="string">
            <text:p>603-RC0603FR-07100KL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45</text:p>
          </table:table-cell>
          <table:table-cell office:value-type="string">
            <text:p>220r</text:p>
          </table:table-cell>
          <table:table-cell office:value-type="string">
            <text:p>R-US_R0603</text:p>
          </table:table-cell>
          <table:table-cell office:value-type="string">
            <text:p>603-RC0603FR-07220RL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49</text:p>
          </table:table-cell>
          <table:table-cell office:value-type="string">
            <text:p>47k</text:p>
          </table:table-cell>
          <table:table-cell office:value-type="string">
            <text:p>R-US_R0603</text:p>
          </table:table-cell>
          <table:table-cell office:value-type="string">
            <text:p>603-RC0603FR-0747KL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50</text:p>
          </table:table-cell>
          <table:table-cell office:value-type="string">
            <text:p>180k</text:p>
          </table:table-cell>
          <table:table-cell office:value-type="string">
            <text:p>R-US_R0603</text:p>
          </table:table-cell>
          <table:table-cell office:value-type="string">
            <text:p>603-RC0603FR-07180KL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54, R62, R65, R73, R75</text:p>
          </table:table-cell>
          <table:table-cell office:value-type="string">
            <text:p>66.5k</text:p>
          </table:table-cell>
          <table:table-cell office:value-type="string">
            <text:p>R-US_R0603</text:p>
          </table:table-cell>
          <table:table-cell office:value-type="string">
            <text:p>RC0603FR-0766K5L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55, R56, R60, R63, R66, R69, R72, R74</text:p>
          </table:table-cell>
          <table:table-cell office:value-type="string">
            <text:p>200k</text:p>
          </table:table-cell>
          <table:table-cell office:value-type="string">
            <text:p>R-US_R0603</text:p>
          </table:table-cell>
          <table:table-cell office:value-type="string">
            <text:p>603-RC0603FR-07200KL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58, R59, R70</text:p>
          </table:table-cell>
          <table:table-cell office:value-type="string">
            <text:p>33k</text:p>
          </table:table-cell>
          <table:table-cell office:value-type="string">
            <text:p>R-US_R0603</text:p>
          </table:table-cell>
          <table:table-cell office:value-type="string">
            <text:p>603-RC0603FR-0733KL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1, SW2</text:p>
          </table:table-cell>
          <table:table-cell/>
          <table:table-cell office:value-type="string">
            <text:p>TAC_SWITCHPTH</text:p>
          </table:table-cell>
          <table:table-cell office:value-type="string">
            <text:p>612-TL1105SP-250 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1, SW2</text:p>
          </table:table-cell>
          <table:table-cell/>
          <table:table-cell office:value-type="string">
            <text:p>TACT SWITCH CAP</text:p>
          </table:table-cell>
          <table:table-cell office:value-type="string">
            <text:p>612-1RWHT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R1, VR2</text:p>
          </table:table-cell>
          <table:table-cell office:value-type="string">
            <text:p>50kA</text:p>
          </table:table-cell>
          <table:table-cell office:value-type="string">
            <text:p>Right Level, Left Level</text:p>
          </table:table-cell>
          <table:table-cell office:value-type="string">
            <text:p>THONK or MODULAR ADDICT</text:p>
          </table:table-cell>
          <table:table-cell table:number-columns-repeated="1019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VR3, VR4, VR5, VR6, VR11, VR12, VR13, VR14,</text:p>
          </table:table-cell>
          <table:table-cell office:value-type="string">
            <text:p>100k</text:p>
          </table:table-cell>
          <table:table-cell office:value-type="string">
            <text:p>Position AV, Size AV, Density AV, Texture AV, Dry/Wet AV, Spread AV, Feedback AV, Reverb AV</text:p>
          </table:table-cell>
          <table:table-cell office:value-type="string">
            <text:p>THONK or MODULAR ADDICT</text:p>
          </table:table-cell>
          <table:table-cell table:number-columns-repeated="1019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R1, R2, R3, R4, R5, R7, R8, R9, R10</text:p>
          </table:table-cell>
          <table:table-cell office:value-type="string">
            <text:p>10kB</text:p>
          </table:table-cell>
          <table:table-cell office:value-type="string">
            <text:p>Position, Size, Density, Texture, Pitch, Dry/Wet, Spread, Feedback, Reverb</text:p>
          </table:table-cell>
          <table:table-cell office:value-type="string">
            <text:p>THONK or MODULAR ADDICT</text:p>
          </table:table-cell>
          <table:table-cell table:number-columns-repeated="1019"/>
        </table:table-row>
        <table:table-row table:style-name="ro5" table:number-rows-repeated="104852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3">2019-09-23</text:date>, <text:time>21:5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3T21:59:24.26</dc:date>
    <meta:document-statistic meta:table-count="1" meta:cell-count="235" meta:object-count="0"/>
    <meta:generator>OpenOffice/4.1.6$Win32 OpenOffice.org_project/416m1$Build-9790</meta:generator>
  </office:meta>
</office:document-meta>
</file>